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05cm" fo:min-width="2.975cm"/>
      <style:paragraph-properties style:writing-mode="lr-tb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1.07cm" fo:min-width="21.39cm"/>
      <style:paragraph-properties style:writing-mode="lr-tb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1.07cm" fo:min-width="2.975cm"/>
      <style:paragraph-properties style:writing-mode="lr-tb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1.07cm" fo:min-width="21.39cm"/>
      <style:paragraph-properties style:writing-mode="lr-tb"/>
    </style:style>
    <style:style style:name="gr7" style:family="graphic" style:parent-style-name="standard">
      <style:graphic-properties draw:fill-color="#c9211e" draw:textarea-horizontal-align="justify" draw:textarea-vertical-align="middle" draw:auto-grow-height="false" fo:min-height="1.07cm" fo:min-width="21.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9" style:family="graphic" style:parent-style-name="standard">
      <style:graphic-properties svg:stroke-color="#333333" draw:marker-start="Arrowheads_20_3" draw:marker-start-width="0.3cm" draw:marker-end="Arrowheads_20_2" draw:marker-end-width="0.3cm" draw:stroke-linejoin="miter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7cm" fo:min-width="10.595cm"/>
      <style:paragraph-properties style:writing-mode="lr-tb"/>
    </style:style>
    <style:style style:name="gr11" style:family="graphic" style:parent-style-name="standard">
      <style:graphic-properties draw:fill-color="#3faf46" draw:textarea-horizontal-align="justify" draw:textarea-vertical-align="middle" draw:auto-grow-height="false" fo:min-height="1.07cm" fo:min-width="10.595cm"/>
      <style:paragraph-properties style:writing-mode="lr-tb"/>
    </style:style>
    <style:style style:name="gr12" style:family="graphic" style:parent-style-name="standard">
      <style:graphic-properties draw:fill-color="#c9211e" draw:textarea-horizontal-align="justify" draw:textarea-vertical-align="middle" draw:auto-grow-height="false" fo:min-height="1.07cm" fo:min-width="10.595cm"/>
      <style:paragraph-properties style:writing-mode="lr-tb"/>
    </style:style>
    <style:style style:name="gr13" style:family="graphic" style:parent-style-name="standard">
      <style:graphic-properties svg:stroke-color="#333333" draw:marker-start="Circle" draw:marker-start-width="0.3cm" draw:marker-end="Arrowheads_20_4" draw:marker-end-width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5.55cm" fo:min-width="5.639cm"/>
    </style:style>
    <style:style style:name="gr15" style:family="graphic" style:parent-style-name="standard">
      <style:graphic-properties draw:fill-color="#8d1d75" draw:textarea-horizontal-align="justify" draw:textarea-vertical-align="middle" draw:auto-grow-height="false" fo:min-height="1.147cm" fo:min-width="1.596cm"/>
      <style:paragraph-properties style:writing-mode="lr-tb"/>
    </style:style>
    <style:style style:name="gr16" style:family="graphic" style:parent-style-name="standard">
      <style:graphic-properties draw:fill-color="#5eb91e" draw:textarea-horizontal-align="justify" draw:textarea-vertical-align="middle" draw:auto-grow-height="false" fo:min-height="3.811cm" fo:min-width="3.811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fill-color="#8d1d75" draw:textarea-horizontal-align="justify" draw:textarea-vertical-align="middle" draw:auto-grow-height="false" fo:min-height="1.147cm" fo:min-width="2.944cm"/>
      <style:paragraph-properties style:writing-mode="lr-tb"/>
    </style:style>
    <style:style style:name="gr19" style:family="graphic" style:parent-style-name="standard">
      <style:graphic-properties draw:fill-color="#3faf46" draw:textarea-horizontal-align="justify" draw:textarea-vertical-align="top" draw:auto-grow-height="false" fo:min-height="1.705cm" fo:min-width="5.515cm"/>
      <style:paragraph-properties style:writing-mode="lr-tb"/>
    </style:style>
    <style:style style:name="gr20" style:family="graphic" style:parent-style-name="standard">
      <style:graphic-properties draw:fill-color="#3faf46" draw:textarea-horizontal-align="justify" draw:textarea-vertical-align="top" draw:auto-grow-height="false" fo:min-height="1.705cm" fo:min-width="4.88cm"/>
      <style:paragraph-properties style:writing-mode="lr-tb"/>
    </style:style>
    <style:style style:name="gr21" style:family="graphic" style:parent-style-name="standard">
      <style:graphic-properties draw:fill-color="#c9211e" draw:textarea-horizontal-align="justify" draw:textarea-vertical-align="bottom" draw:auto-grow-height="false" fo:min-height="1.705cm" fo:min-width="11.23cm"/>
      <style:paragraph-properties style:writing-mode="lr-tb"/>
    </style:style>
    <style:style style:name="gr22" style:family="graphic" style:parent-style-name="standard">
      <style:graphic-properties draw:fill-color="#ff6d6d" draw:textarea-horizontal-align="justify" draw:textarea-vertical-align="middle" draw:auto-grow-height="false" fo:min-height="2.451cm" fo:min-width="0.435cm"/>
    </style:style>
    <style:style style:name="gr23" style:family="graphic" style:parent-style-name="standard">
      <style:graphic-properties draw:textarea-horizontal-align="justify" draw:textarea-vertical-align="middle" draw:auto-grow-height="false" fo:min-height="2.451cm" fo:min-width="0.435cm"/>
    </style:style>
    <style:style style:name="gr24" style:family="graphic" style:parent-style-name="standard">
      <style:graphic-properties draw:fill-color="#808080" draw:textarea-horizontal-align="justify" draw:textarea-vertical-align="middle" draw:auto-grow-height="false" fo:min-height="1.181cm" fo:min-width="0.435cm"/>
    </style:style>
    <style:style style:name="gr25" style:family="graphic" style:parent-style-name="objectwithoutfill">
      <style:graphic-properties draw:marker-end="Arrowheads_20_6" draw:marker-end-width="0.3cm" draw:fill="none"/>
    </style:style>
    <style:style style:name="gr26" style:family="graphic" style:parent-style-name="objectwithoutfill">
      <style:graphic-properties draw:marker-end="Arrowheads_20_7" draw:marker-end-width="0.3cm" draw:fill="none"/>
    </style:style>
    <style:style style:name="gr27" style:family="graphic" style:parent-style-name="standard">
      <style:graphic-properties draw:fill-color="#8e86ae" draw:textarea-horizontal-align="justify" draw:textarea-vertical-align="bottom" draw:auto-grow-height="false" fo:min-height="1.705cm" fo:min-width="11.23cm"/>
      <style:paragraph-properties style:writing-mode="lr-tb"/>
    </style:style>
    <style:style style:name="gr28" style:family="graphic" style:parent-style-name="objectwithoutfill">
      <style:graphic-properties draw:marker-end="Arrowheads_20_3" draw:fill="none"/>
    </style:style>
    <style:style style:name="gr29" style:family="graphic" style:parent-style-name="objectwithoutfill">
      <style:graphic-properties draw:stroke="dash" draw:stroke-dash="Long_20_Dash" draw:marker-end="Arrowheads_20_3" svg:stroke-linecap="butt" draw:fill="none"/>
    </style:style>
    <style:style style:name="gr30" style:family="graphic" style:parent-style-name="standard">
      <style:graphic-properties draw:fill-color="#ff6d6d" draw:textarea-horizontal-align="justify" draw:textarea-vertical-align="middle" draw:auto-grow-height="false" fo:min-height="2.975cm" fo:min-width="0.435cm"/>
    </style:style>
    <style:style style:name="gr31" style:family="graphic" style:parent-style-name="standard">
      <style:graphic-properties draw:textarea-horizontal-align="justify" draw:textarea-vertical-align="middle" draw:auto-grow-height="false" fo:min-height="2.975cm" fo:min-width="0.435cm"/>
    </style:style>
    <style:style style:name="gr32" style:family="graphic" style:parent-style-name="standard">
      <style:graphic-properties draw:fill="hatch" draw:fill-color="#808080" draw:fill-hatch-name="Black_20_0_20_Degrees" draw:textarea-horizontal-align="justify" draw:textarea-vertical-align="middle" draw:auto-grow-height="false" fo:min-height="1.181cm" fo:min-width="0.435cm"/>
    </style:style>
    <style:style style:name="gr33" style:family="graphic" style:parent-style-name="objectwithoutfill">
      <style:graphic-properties draw:marker-end="Arrowheads_20_8" draw:marker-end-width="0.3cm" draw:fill="none"/>
    </style:style>
    <style:style style:name="gr34" style:family="graphic" style:parent-style-name="objectwithoutfill">
      <style:graphic-properties draw:marker-end="Arrowheads_20_9" draw:marker-end-width="0.3cm" draw:fill="none"/>
    </style:style>
    <style:style style:name="gr35" style:family="graphic" style:parent-style-name="objectwithoutfill">
      <style:graphic-properties draw:marker-end="Arrowheads_20_10" draw:marker-end-width="0.3cm" draw:fill="none"/>
    </style:style>
    <style:style style:name="gr36" style:family="graphic" style:parent-style-name="standard">
      <style:graphic-properties draw:fill-color="#c9211e" draw:textarea-horizontal-align="justify" draw:textarea-vertical-align="middle" draw:auto-grow-height="false" fo:min-height="1.147cm" fo:min-width="1.596cm"/>
      <style:paragraph-properties style:writing-mode="lr-tb"/>
    </style:style>
    <style:style style:name="gr37" style:family="graphic" style:parent-style-name="standard">
      <style:graphic-properties draw:fill-color="#ff5429" draw:textarea-horizontal-align="justify" draw:textarea-vertical-align="middle" draw:auto-grow-height="false" fo:min-height="4.741cm" fo:min-width="8.333cm"/>
    </style:style>
    <style:style style:name="gr38" style:family="graphic" style:parent-style-name="standard">
      <style:graphic-properties draw:fill-color="#8d1d75" draw:textarea-horizontal-align="justify" draw:textarea-vertical-align="middle" draw:auto-grow-height="false" fo:min-height="1.596cm" fo:min-width="2.49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435cm" fo:min-width="0.435cm"/>
    </style:style>
    <style:style style:name="gr40" style:family="graphic" style:parent-style-name="standard">
      <style:graphic-properties draw:fill-color="#8d1d75" draw:textarea-horizontal-align="justify" draw:textarea-vertical-align="middle" draw:auto-grow-height="false" fo:min-height="1.147cm" fo:min-width="2.494cm"/>
      <style:paragraph-properties style:writing-mode="lr-tb"/>
    </style:style>
    <style:style style:name="gr41" style:family="graphic" style:parent-style-name="standard">
      <style:graphic-properties draw:fill-color="#5eb91e" draw:textarea-horizontal-align="justify" draw:textarea-vertical-align="middle" draw:auto-grow-height="false" fo:min-height="0.435cm" fo:min-width="0.435cm"/>
    </style:style>
    <style:style style:name="gr42" style:family="graphic" style:parent-style-name="objectwithoutfill">
      <style:graphic-properties draw:marker-end="Arrowheads_20_11" draw:marker-end-width="0.3cm" draw:fill="none"/>
    </style:style>
    <style:style style:name="gr43" style:family="graphic" style:parent-style-name="objectwithoutfill">
      <style:graphic-properties draw:marker-end="Arrowheads_20_12" draw:marker-end-width="0.3cm" draw:fill="none"/>
    </style:style>
    <style:style style:name="gr44" style:family="graphic" style:parent-style-name="standard">
      <style:graphic-properties draw:fill-color="#3faf46" draw:textarea-horizontal-align="justify" draw:textarea-vertical-align="top" draw:auto-grow-height="false" fo:min-height="1.705cm" fo:min-width="10.595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705cm" fo:min-width="3.61cm"/>
      <style:paragraph-properties style:writing-mode="lr-tb"/>
    </style:style>
    <style:style style:name="gr46" style:family="graphic" style:parent-style-name="standard">
      <style:graphic-properties draw:fill-color="#069a2e" draw:textarea-horizontal-align="justify" draw:textarea-vertical-align="middle" draw:auto-grow-height="false" fo:min-height="0.698cm" fo:min-width="1.59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07cm" fo:min-width="2.34cm"/>
      <style:paragraph-properties style:writing-mode="lr-tb"/>
    </style:style>
    <style:style style:name="gr48" style:family="graphic" style:parent-style-name="objectwithoutfill">
      <style:graphic-properties draw:marker-end="Arrowheads_20_15" draw:marker-end-width="0.3cm" draw:fill="none"/>
    </style:style>
    <style:style style:name="gr49" style:family="graphic" style:parent-style-name="objectwithoutfill">
      <style:graphic-properties draw:marker-end="Arrowheads_20_16" draw:marker-end-width="0.3cm" draw:fill="none"/>
    </style:style>
    <style:style style:name="gr50" style:family="graphic" style:parent-style-name="objectwithoutfill">
      <style:graphic-properties draw:marker-end="Arrowheads_20_17" draw:marker-end-width="0.3cm" draw:fill="none"/>
    </style:style>
    <style:style style:name="gr51" style:family="graphic" style:parent-style-name="standard">
      <style:graphic-properties draw:fill-color="#ff5429" draw:textarea-horizontal-align="justify" draw:textarea-vertical-align="middle" draw:auto-grow-height="false" fo:min-height="0.201cm" fo:min-width="1.4cm"/>
    </style:style>
    <style:style style:name="gr52" style:family="graphic" style:parent-style-name="standard">
      <style:graphic-properties draw:fill-color="#b47804" draw:textarea-horizontal-align="justify" draw:textarea-vertical-align="middle" draw:auto-grow-height="false" fo:min-height="1.705cm" fo:min-width="2.34cm"/>
      <style:paragraph-properties style:writing-mode="lr-tb"/>
    </style:style>
    <style:style style:name="gr53" style:family="graphic" style:parent-style-name="objectwithoutfill">
      <style:graphic-properties draw:marker-end="Arrowheads_20_18" draw:marker-end-width="0.3cm" draw:fill="none"/>
    </style:style>
    <style:style style:name="gr54" style:family="graphic" style:parent-style-name="objectwithoutfill">
      <style:graphic-properties draw:marker-end="Arrowheads_20_19" draw:marker-end-width="0.3cm" draw:fill="none"/>
    </style:style>
    <style:style style:name="gr55" style:family="graphic" style:parent-style-name="objectwithoutfill">
      <style:graphic-properties draw:marker-end="Arrowheads_20_20" draw:marker-end-width="0.3cm" draw:fill="none"/>
    </style:style>
    <style:style style:name="gr56" style:family="graphic" style:parent-style-name="objectwithoutfill">
      <style:graphic-properties draw:marker-end="Arrowheads_20_21" draw:marker-end-width="0.3cm" draw:fill="none"/>
    </style:style>
    <style:style style:name="gr57" style:family="graphic" style:parent-style-name="objectwithoutfill">
      <style:graphic-properties draw:marker-end="Arrowheads_20_22" draw:marker-end-width="0.3cm" draw:fill="none"/>
    </style:style>
    <style:style style:name="gr58" style:family="graphic" style:parent-style-name="objectwithoutfill">
      <style:graphic-properties draw:marker-end="Arrowheads_20_24" draw:marker-end-width="0.3cm" draw:fill="none"/>
    </style:style>
    <style:style style:name="gr59" style:family="graphic" style:parent-style-name="objectwithoutfill">
      <style:graphic-properties draw:marker-end="Arrowheads_20_26" draw:marker-end-width="0.3cm" draw:fill="none"/>
    </style:style>
    <style:style style:name="gr60" style:family="graphic" style:parent-style-name="standard">
      <style:graphic-properties draw:textarea-horizontal-align="justify" draw:textarea-vertical-align="middle" draw:auto-grow-height="false" fo:min-height="4.245cm" fo:min-width="11.23cm"/>
      <style:paragraph-properties style:writing-mode="lr-tb"/>
    </style:style>
    <style:style style:name="gr61" style:family="graphic" style:parent-style-name="standard">
      <style:graphic-properties draw:fill-color="#468a1a" draw:textarea-horizontal-align="justify" draw:textarea-vertical-align="middle" draw:auto-grow-height="false" fo:min-height="2.045cm" fo:min-width="3.841cm"/>
      <style:paragraph-properties style:writing-mode="lr-tb"/>
    </style:style>
    <style:style style:name="gr62" style:family="graphic" style:parent-style-name="standard">
      <style:graphic-properties draw:fill-color="#bf0041" draw:textarea-horizontal-align="justify" draw:textarea-vertical-align="middle" draw:auto-grow-height="false" fo:min-height="2.045cm" fo:min-width="3.841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subtitle">
      <style:graphic-properties draw:fill-color="#ffffff" fo:min-height="12.751cm"/>
      <style:paragraph-properties style:writing-mode="lr-tb"/>
    </style:style>
    <style:style style:name="pr5" style:family="presentation" style:parent-style-name="Vivid1_5f_-notes">
      <style:graphic-properties draw:fill-color="#ffffff" fo:min-height="12.464cm"/>
      <style:paragraph-properties style:writing-mode="lr-tb"/>
    </style:style>
    <style:style style:name="pr6" style:family="presentation" style:parent-style-name="Vivid1_5f_-title">
      <style:graphic-properties fo:min-height="2.751cm"/>
      <style:paragraph-properties style:writing-mode="lr-tb"/>
    </style:style>
    <style:style style:name="pr7" style:family="presentation" style:parent-style-name="Vivid1_5f_-outline1">
      <style:graphic-properties fo:min-height="9.751cm"/>
      <style:paragraph-properties style:writing-mode="lr-tb"/>
    </style:style>
    <style:style style:name="pr8" style:family="presentation" style:parent-style-name="Vivid1_5f_-subtitle">
      <style:graphic-properties draw:fill-color="#ffffff" fo:min-height="9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eeeeee" loext:opacity="100%"/>
    </style:style>
    <style:style style:name="P6" style:family="paragraph">
      <style:paragraph-properties fo:text-align="center"/>
      <style:text-properties fo:color="#eeeeee" loext:opacity="100%" loext:color-lum-mod="100%" loext:color-lum-off="0%"/>
    </style:style>
    <style:style style:name="P7" style:family="paragraph">
      <loext:graphic-properties draw:fill-color="#ff972f"/>
      <style:paragraph-properties fo:text-align="center"/>
      <style:text-properties fo:color="#eeeeee" loext:opacity="100%" loext:color-lum-mod="100%" loext:color-lum-off="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6d6d"/>
      <style:paragraph-properties fo:text-align="center"/>
      <style:text-properties fo:color="#eeeeee" loext:opacity="100%" loext:color-lum-mod="100%" loext:color-lum-off="0%"/>
    </style:style>
    <style:style style:name="P10" style:family="paragraph">
      <loext:graphic-properties draw:fill-color="#3faf46"/>
      <style:paragraph-properties fo:text-align="center"/>
      <style:text-properties fo:color="#eeeeee" loext:opacity="100%" loext:color-lum-mod="100%" loext:color-lum-off="0%"/>
    </style:style>
    <style:style style:name="P11" style:family="paragraph">
      <loext:graphic-properties draw:fill-color="#c9211e"/>
      <style:paragraph-properties fo:text-align="center"/>
      <style:text-properties fo:color="#eeeeee" loext:opacity="100%" loext:color-lum-mod="100%" loext:color-lum-off="0%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-color="#8d1d75"/>
      <style:paragraph-properties fo:text-align="center"/>
      <style:text-properties fo:color="#eeeeee" loext:opacity="100%" loext:color-lum-mod="100%" loext:color-lum-off="0%"/>
    </style:style>
    <style:style style:name="P15" style:family="paragraph">
      <loext:graphic-properties draw:fill-color="#5eb91e"/>
      <style:paragraph-properties fo:text-align="center"/>
    </style:style>
    <style:style style:name="P16" style:family="paragraph">
      <style:paragraph-properties fo:text-align="center"/>
      <style:text-properties fo:font-size="22pt"/>
    </style:style>
    <style:style style:name="P17" style:family="paragraph">
      <loext:graphic-properties draw:fill-color="#8d1d75"/>
      <style:paragraph-properties fo:text-align="center"/>
      <style:text-properties fo:color="#eeeeee" loext:opacity="100%" loext:color-lum-mod="100%" loext:color-lum-off="0%" fo:font-size="2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style:paragraph-properties fo:text-align="center"/>
      <style:text-properties fo:color="#eeeeee" loext:opacity="100%" fo:font-size="22pt"/>
    </style:style>
    <style:style style:name="P21" style:family="paragraph">
      <loext:graphic-properties draw:fill-color="#3faf46"/>
      <style:paragraph-properties fo:text-align="center"/>
      <style:text-properties fo:color="#eeeeee" loext:opacity="100%" loext:color-lum-mod="100%" loext:color-lum-off="0%" fo:font-size="22pt"/>
    </style:style>
    <style:style style:name="P22" style:family="paragraph">
      <loext:graphic-properties draw:fill-color="#c9211e"/>
      <style:paragraph-properties fo:text-align="center"/>
      <style:text-properties fo:color="#eeeeee" loext:opacity="100%" loext:color-lum-mod="100%" loext:color-lum-off="0%" fo:font-size="22pt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-color="#8e86ae"/>
      <style:paragraph-properties fo:text-align="center"/>
      <style:text-properties fo:color="#eeeeee" loext:opacity="100%" loext:color-lum-mod="100%" loext:color-lum-off="0%"/>
    </style:style>
    <style:style style:name="P25" style:family="paragraph">
      <loext:graphic-properties draw:fill="hatch" draw:fill-color="#808080" draw:fill-hatch-name="Black_20_0_20_Degrees"/>
      <style:paragraph-properties fo:text-align="center"/>
    </style:style>
    <style:style style:name="P26" style:family="paragraph">
      <loext:graphic-properties draw:fill-color="#ff5429"/>
      <style:paragraph-properties fo:text-align="center"/>
    </style:style>
    <style:style style:name="P27" style:family="paragraph">
      <style:text-properties fo:font-size="32pt"/>
    </style:style>
    <style:style style:name="P28" style:family="paragraph">
      <loext:graphic-properties draw:fill-color="#ffffff"/>
      <style:text-properties fo:font-size="32pt"/>
    </style:style>
    <style:style style:name="P29" style:family="paragraph">
      <loext:graphic-properties draw:fill-color="#069a2e"/>
      <style:paragraph-properties fo:text-align="center"/>
      <style:text-properties fo:color="#eeeeee" loext:opacity="100%" loext:color-lum-mod="100%" loext:color-lum-off="0%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text-align="center"/>
      <style:text-properties fo:color="#dddddd" loext:opacity="100%"/>
    </style:style>
    <style:style style:name="P32" style:family="paragraph">
      <loext:graphic-properties draw:fill-color="#b47804"/>
      <style:paragraph-properties fo:text-align="center"/>
      <style:text-properties fo:color="#dddddd" loext:opacity="100%" loext:color-lum-mod="100%" loext:color-lum-off="0%" fo:font-size="15pt" style:font-size-asian="15pt" style:font-size-complex="15pt"/>
    </style:style>
    <style:style style:name="P33" style:family="paragraph">
      <loext:graphic-properties draw:fill-color="#468a1a"/>
      <style:paragraph-properties fo:text-align="center"/>
      <style:text-properties fo:color="#eeeeee" loext:opacity="100%" loext:color-lum-mod="100%" loext:color-lum-off="0%"/>
    </style:style>
    <style:style style:name="P34" style:family="paragraph">
      <loext:graphic-properties draw:fill-color="#bf0041"/>
      <style:paragraph-properties fo:text-align="center"/>
      <style:text-properties fo:color="#eeeeee" loext:opacity="100%" loext:color-lum-mod="100%" loext:color-lum-off="0%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eeeeee" loext:opacity="100%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dddddd" loext:opacity="100%" fo:font-size="15pt" style:font-size-asian="15pt" style:font-size-complex="15pt"/>
    </style:style>
    <style:style style:name="T9" style:family="text">
      <style:text-properties fo:color="#eeeee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span text:style-name="T1">Basics of HPC for researchers</text:span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2">IAP Activity 2022 – Day 5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5cm" svg:height="12.751cm" svg:x="1.5cm" svg:y="0.25cm" presentation:class="subtitle">
          <draw:text-box>
            <text:p>Multi-core computing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user-transformed="true">
          <draw:text-box>
            <text:p>Why making multiple cores ?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We want to compute quicker</text:p>
              </text:list-item>
              <text:list-item>
                <text:p>Why not making a faster processor ?</text:p>
                <text:list>
                  <text:list-item>
                    <text:p>We can’t increase the clock speeds (heart beat) anymore because heat gets concentrated</text:p>
                  </text:list-item>
                  <text:list-item>
                    <text:p>We can’t make them bigger to have the heat more spread out because then distances become too large and information doesn’t have time to travel</text:p>
                  </text:list-item>
                </text:list>
              </text:list-item>
              <text:list-item>
                <text:p>Solution is to have multiple smaller processor that share information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user-transformed="true">
          <draw:text-box>
            <text:p>How do they share data ?</text:p>
          </draw:text-box>
        </draw:frame>
        <draw:custom-shape draw:style-name="gr2" draw:text-style-name="P6" draw:layer="layout" svg:width="3.175cm" svg:height="1.905cm" svg:x="3.175cm" svg:y="4.445cm">
          <text:p text:style-name="P5">Core 1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1.905cm" svg:x="8.255cm" svg:y="4.445cm">
          <text:p text:style-name="P5">Core 2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1.905cm" svg:x="21.59cm" svg:y="4.445cm">
          <text:p text:style-name="P5">Core 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1.59cm" svg:height="1.27cm" svg:x="3.175cm" svg:y="13.97cm">
          <text:p text:style-name="P5">RAM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.27cm" svg:y1="12.7cm" svg:x2="19.05cm" svg:y2="12.7cm">
          <text:p/>
        </draw:line>
        <draw:custom-shape draw:style-name="gr5" draw:text-style-name="P9" draw:layer="layout" svg:width="3.175cm" svg:height="1.27cm" svg:x="3.175cm" svg:y="6.35cm">
          <text:p text:style-name="P5">L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175cm" svg:height="1.27cm" svg:x="8.255cm" svg:y="6.35cm">
          <text:p text:style-name="P5">L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175cm" svg:height="1.27cm" svg:x="21.59cm" svg:y="6.35cm">
          <text:p text:style-name="P5">L1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1.59cm" svg:height="1.27cm" svg:x="3.175cm" svg:y="8.255cm">
          <text:p text:style-name="P5">L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1.59cm" svg:height="1.27cm" svg:x="3.175cm" svg:y="10.16cm">
          <text:p text:style-name="P5">L3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62cm" svg:height="2.319cm" svg:x="19.685cm" svg:y="11.541cm">
          <draw:text-box>
            <text:p>Physical separation</text:p>
          </draw:text-box>
        </draw:frame>
        <draw:line draw:style-name="gr9" draw:text-style-name="P13" draw:layer="layout" svg:x1="12.065cm" svg:y1="6.985cm" svg:x2="20.955cm" svg:y2="6.985cm">
          <text:p/>
        </draw:line>
        <draw:frame draw:style-name="gr8" draw:text-style-name="P12" draw:layer="layout" svg:width="6.985cm" svg:height="2.319cm" svg:x="12.7cm" svg:y="5.08cm">
          <draw:text-box>
            <text:p><text:span text:style-name="T3">Potential coherence issue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user-transformed="true">
          <draw:text-box>
            <text:p>How do they share data ?</text:p>
          </draw:text-box>
        </draw:frame>
        <draw:custom-shape draw:style-name="gr2" draw:text-style-name="P6" draw:layer="layout" svg:width="3.175cm" svg:height="1.905cm" svg:x="1.905cm" svg:y="4.445cm">
          <text:p text:style-name="P5">Core 1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1.905cm" svg:x="9.525cm" svg:y="4.445cm">
          <text:p text:style-name="P5">Core 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0.795cm" svg:height="1.27cm" svg:x="1.905cm" svg:y="13.335cm">
          <text:p text:style-name="P5">RAM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.27cm" svg:y1="12.7cm" svg:x2="25.4cm" svg:y2="12.7cm">
          <text:p/>
        </draw:line>
        <draw:custom-shape draw:style-name="gr5" draw:text-style-name="P9" draw:layer="layout" svg:width="3.175cm" svg:height="1.27cm" svg:x="1.905cm" svg:y="6.35cm">
          <text:p text:style-name="P5">L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175cm" svg:height="1.27cm" svg:x="9.525cm" svg:y="6.35cm">
          <text:p text:style-name="P5">L1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795cm" svg:height="1.27cm" svg:x="1.905cm" svg:y="8.255cm">
          <text:p text:style-name="P5">L2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0.795cm" svg:height="1.27cm" svg:x="1.905cm" svg:y="10.16cm">
          <text:p text:style-name="P5">L3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2.7cm" svg:y1="8.89cm" svg:x2="15.24cm" svg:y2="8.89cm">
          <text:p/>
        </draw:line>
        <draw:custom-shape draw:style-name="gr2" draw:text-style-name="P6" draw:layer="layout" svg:width="3.175cm" svg:height="1.905cm" svg:x="15.24cm" svg:y="4.445cm">
          <text:p text:style-name="P5">Core 1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1.905cm" svg:x="22.86cm" svg:y="4.445cm">
          <text:p text:style-name="P5">Core 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0.795cm" svg:height="1.27cm" svg:x="15.24cm" svg:y="13.335cm"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175cm" svg:height="1.27cm" svg:x="15.24cm" svg:y="6.35cm">
          <text:p text:style-name="P5">L1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175cm" svg:height="1.27cm" svg:x="22.86cm" svg:y="6.35cm">
          <text:p text:style-name="P5">L1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795cm" svg:height="1.27cm" svg:x="15.24cm" svg:y="8.255cm">
          <text:p text:style-name="P5">L2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0.795cm" svg:height="1.27cm" svg:x="15.24cm" svg:y="10.16cm">
          <text:p text:style-name="P5">L3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3.97cm" svg:y1="13.97cm" svg:x2="13.97cm" svg:y2="3.81cm">
          <text:p/>
        </draw:line>
        <draw:line draw:style-name="gr13" draw:text-style-name="P13" draw:layer="layout" svg:x1="15.875cm" svg:y1="13.97cm" svg:x2="12.7cm" svg:y2="12.065cm">
          <text:p/>
        </draw:line>
        <draw:line draw:style-name="gr4" draw:text-style-name="P8" draw:layer="layout" svg:x1="1.27cm" svg:y1="12.7cm" svg:x2="25.4cm" svg:y2="12.7cm">
          <text:p/>
        </draw:line>
        <draw:line draw:style-name="gr13" draw:text-style-name="P13" draw:layer="layout" svg:x1="12.065cm" svg:y1="13.97cm" svg:x2="15.24cm" svg:y2="12.065cm">
          <text:p/>
        </draw:line>
        <draw:line draw:style-name="gr9" draw:text-style-name="P13" draw:layer="layout" svg:x1="12.7cm" svg:y1="10.795cm" svg:x2="15.24cm" svg:y2="10.795cm">
          <text:p/>
        </draw:line>
        <draw:line draw:style-name="gr9" draw:text-style-name="P13" draw:layer="layout" svg:x1="12.7cm" svg:y1="6.985cm" svg:x2="15.24cm" svg:y2="6.985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user-transformed="true">
          <draw:text-box>
            <text:p>How do operating systems <text:s/>handle multiple programs ?</text:p>
          </draw:text-box>
        </draw:frame>
        <draw:custom-shape draw:style-name="gr14" draw:text-style-name="P13" draw:layer="layout" svg:width="8.255cm" svg:height="8.13cm" svg:x="2.5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2.54cm" svg:height="1.905cm" svg:x="4.445cm" svg:y="6.35cm">
          <text:p text:style-name="P13"><text:span text:style-name="T4">Program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2.54cm" svg:height="1.905cm" svg:x="3.175cm" svg:y="8.89cm">
          <text:p text:style-name="P13"><text:span text:style-name="T4">Program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2.54cm" svg:height="1.905cm" svg:x="7.62cm" svg:y="7.62cm">
          <text:p text:style-name="P13"><text:span text:style-name="T4">Program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2.54cm" svg:height="1.905cm" svg:x="6.35cm" svg:y="10.16cm">
          <text:p text:style-name="P13"><text:span text:style-name="T4">Program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3.175cm" svg:height="1.905cm" svg:x="20.32cm" svg:y="3.81cm">
          <text:p text:style-name="P5">Core 1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1.905cm" svg:x="20.32cm" svg:y="6.35cm">
          <text:p text:style-name="P5">Core 2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1.905cm" svg:x="20.32cm" svg:y="11.43cm">
          <text:p text:style-name="P5">Core N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" draw:id="id1" draw:layer="layout" svg:width="4.445cm" svg:height="4.445cm" svg:x="12.065cm" svg:y="6.985cm">
          <text:p text:style-name="P13">Operating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xml:id="id2" draw:id="id2" draw:layer="layout" svg:width="2.54cm" svg:height="1.905cm" svg:x="17.145cm" svg:y="3.81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3" draw:id="id3" draw:layer="layout" svg:width="2.54cm" svg:height="1.905cm" svg:x="17.145cm" svg:y="6.35cm">
          <text:p text:style-name="P13"><text:span text:style-name="T4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s" svg:x1="14.287cm" svg:y1="6.985cm" svg:x2="17.145cm" svg:y2="4.763cm" draw:start-shape="id1" draw:start-glue-point="0" draw:end-shape="id2" draw:end-glue-point="6" svg:d="M14287 6985v-526l2333-1696h525" svg:viewBox="0 0 2859 2223">
          <text:p/>
        </draw:connector>
        <draw:connector draw:style-name="gr4" draw:text-style-name="P8" draw:layer="layout" draw:type="lines" svg:x1="16.51cm" svg:y1="9.207cm" svg:x2="18.415cm" svg:y2="8.255cm" draw:start-shape="id1" draw:start-glue-point="1" draw:end-shape="id3" draw:end-glue-point="8" svg:d="M16510 9207h526l1379-427v-525" svg:viewBox="0 0 1906 953">
          <text:p/>
        </draw:connector>
        <draw:frame draw:style-name="gr17" draw:text-style-name="P12" draw:layer="layout" svg:width="8.255cm" svg:height="1.26cm" svg:x="2.54cm" svg:y="13.657cm">
          <draw:text-box>
            <text:p text:style-name="P13">Pool of programs</text:p>
          </draw:text-box>
        </draw:frame>
        <draw:frame draw:style-name="gr17" draw:text-style-name="P12" draw:layer="layout" svg:width="8.255cm" svg:height="1.26cm" svg:x="17.78cm" svg:y="13.98cm">
          <draw:text-box>
            <text:p text:style-name="P13">Running Program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Multi-processing</text:p>
          </draw:text-box>
        </draw:frame>
        <draw:frame presentation:style-name="pr7" draw:layer="layout" svg:width="13.105cm" svg:height="9.75cm" svg:x="1.5cm" svg:y="4cm" presentation:class="outline" presentation:user-transformed="true">
          <draw:text-box>
            <text:list text:style-name="L2">
              <text:list-item>
                <text:p>Easiest way to use multiple cores is to start multiple programs</text:p>
              </text:list-item>
              <text:list-item>
                <text:p>You can give arguments to your program and start multiple ones</text:p>
              </text:list-item>
              <text:list-item>
                <text:p>Most languages have ways to start new programs within another </text:p>
              </text:list-item>
            </text:list>
          </draw:text-box>
        </draw:frame>
        <draw:custom-shape draw:style-name="gr18" draw:text-style-name="P17" xml:id="id5" draw:id="id5" draw:layer="layout" svg:width="4.444cm" svg:height="1.905cm" svg:x="16.51cm" svg:y="6.35cm">
          <text:p text:style-name="P16"><text:span text:style-name="T4">Python prog.py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4" draw:id="id4" draw:layer="layout" svg:width="2.54cm" svg:height="1.905cm" svg:x="20.32cm" svg:y="3.81cm">
          <text:p text:style-name="P16"><text:span text:style-name="T4">Term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6" draw:id="id6" draw:layer="layout" svg:width="4.444cm" svg:height="1.905cm" svg:x="21.59cm" svg:y="6.35cm">
          <text:p text:style-name="P16"><text:span text:style-name="T4">Python prog.py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s" svg:x1="20.692cm" svg:y1="5.436cm" svg:x2="18.732cm" svg:y2="6.35cm" draw:start-shape="id4" draw:start-glue-point="7" draw:end-shape="id5" draw:end-glue-point="4" svg:d="M20692 5436v804l-1960-416v526" svg:viewBox="0 0 1961 915">
          <text:p/>
        </draw:connector>
        <draw:connector draw:style-name="gr4" draw:text-style-name="P8" draw:layer="layout" draw:type="lines" svg:x1="22.488cm" svg:y1="5.436cm" svg:x2="23.812cm" svg:y2="6.35cm" draw:start-shape="id4" draw:start-glue-point="9" draw:end-shape="id6" draw:end-glue-point="4" svg:d="M22488 5436v804l1324-416v526" svg:viewBox="0 0 1325 915">
          <text:p/>
        </draw:connector>
        <draw:custom-shape draw:style-name="gr18" draw:text-style-name="P17" xml:id="id7" draw:id="id7" draw:layer="layout" svg:width="4.444cm" svg:height="1.905cm" svg:x="19.685cm" svg:y="10.16cm">
          <text:p text:style-name="P16"><text:span text:style-name="T4">Python prog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8" draw:id="id8" draw:layer="layout" svg:width="4.444cm" svg:height="1.905cm" svg:x="15.875cm" svg:y="12.7cm">
          <text:p text:style-name="P16"><text:span text:style-name="T4">Child 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9" draw:id="id9" draw:layer="layout" svg:width="4.444cm" svg:height="1.905cm" svg:x="22.86cm" svg:y="13.335cm">
          <text:p text:style-name="P16"><text:span text:style-name="T4">Child 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s" svg:x1="20.335cm" svg:y1="11.786cm" svg:x2="18.097cm" svg:y2="12.7cm" draw:start-shape="id7" draw:start-glue-point="7" draw:end-shape="id8" draw:end-glue-point="4" svg:d="M20335 11786v805l-2238-417v526" svg:viewBox="0 0 2239 915">
          <text:p/>
        </draw:connector>
        <draw:connector draw:style-name="gr4" draw:text-style-name="P8" draw:layer="layout" draw:type="lines" svg:x1="23.479cm" svg:y1="11.786cm" svg:x2="25.082cm" svg:y2="13.335cm" draw:start-shape="id7" draw:start-glue-point="9" draw:end-shape="id9" draw:end-glue-point="4" svg:d="M23479 11786v805l1603 218v526" svg:viewBox="0 0 1604 1550">
          <text:p/>
        </draw:connecto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Virtual Memory</text:p>
          </draw:text-box>
        </draw:frame>
        <draw:custom-shape draw:style-name="gr19" draw:text-style-name="P10" xml:id="id11" draw:id="id11" draw:layer="layout" svg:width="5.715cm" svg:height="1.905cm" draw:transform="rotate (1.5707963267949) translate (12.7cm 9.525cm)">
          <text:p text:style-name="P5">Virtual RAM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54cm" svg:height="1.905cm" svg:x="8.255cm" svg:y="11.43cm">
          <text:p text:style-name="P13"><text:span text:style-name="T4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12" draw:id="id12" draw:layer="layout" svg:width="5.08cm" svg:height="1.905cm" draw:transform="rotate (1.5707963267949) translate (12.7cm 15.24cm)">
          <text:p text:style-name="P5">Virtual RAM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43cm" svg:height="1.905cm" draw:transform="rotate (1.5707963267949) translate (17.145cm 15.24cm)">
          <text:p text:style-name="P5">Physical RAM</text:p>
          <draw:enhanced-geometry svg:viewBox="0 0 21600 21600" draw:type="rectangle" draw:enhanced-path="M 0 0 L 21600 0 21600 21600 0 21600 0 0 Z N"/>
        </draw:custom-shape>
        <draw:frame draw:style-name="gr17" draw:text-style-name="P12" xml:id="id10" draw:id="id10" draw:layer="layout" svg:width="5.08cm" svg:height="1.26cm" svg:x="2.54cm" svg:y="8.255cm">
          <draw:text-box>
            <text:p>Address 0</text:p>
          </draw:text-box>
        </draw:frame>
        <draw:connector draw:style-name="gr4" draw:text-style-name="P8" draw:layer="layout" draw:type="lines" svg:x1="7.62cm" svg:y1="8.885cm" svg:x2="13.652cm" svg:y2="3.81cm" draw:start-shape="id10" draw:start-glue-point="1" draw:end-shape="id11" draw:end-glue-point="1" svg:d="M7620 8885h500l5532-5600v525" svg:viewBox="0 0 6033 5601">
          <text:p/>
        </draw:connector>
        <draw:connector draw:style-name="gr4" draw:text-style-name="P8" draw:layer="layout" draw:type="lines" svg:x1="7.62cm" svg:y1="8.885cm" svg:x2="13.652cm" svg:y2="10.16cm" draw:start-shape="id10" draw:start-glue-point="1" draw:end-shape="id12" draw:end-glue-point="1" svg:d="M7620 8885h500l5532 750v525" svg:viewBox="0 0 6033 1276">
          <text:p/>
        </draw:connector>
        <draw:custom-shape draw:style-name="gr15" draw:text-style-name="P14" draw:layer="layout" svg:width="2.54cm" svg:height="1.905cm" svg:x="8.255cm" svg:y="4.445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6.35cm" svg:height="5.496cm" svg:x="20.32cm" svg:y="6.461cm">
          <draw:text-box>
            <text:p>Two programs have no immediate way of talking to each other</text:p>
          </draw:text-box>
        </draw:frame>
        <draw:custom-shape draw:style-name="gr22" draw:text-style-name="P19" xml:id="id14" draw:id="id14" draw:layer="layout" svg:width="0.635cm" svg:height="2.651cm" svg:x="17.145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16" draw:id="id16" draw:layer="layout" svg:width="0.635cm" svg:height="2.651cm" svg:x="17.145cm" svg:y="12.5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xml:id="id13" draw:id="id13" draw:layer="layout" svg:width="0.635cm" svg:height="2.651cm" svg:x="13.97cm" svg:y="10.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15" draw:id="id15" draw:layer="layout" svg:width="0.635cm" svg:height="2.651cm" svg:x="13.97cm" svg:y="3.81cm">
          <text:p/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s" svg:x1="14.605cm" svg:y1="11.485cm" svg:x2="17.145cm" svg:y2="6.405cm" draw:start-shape="id13" draw:start-glue-point="1" draw:end-shape="id14" draw:end-glue-point="3" svg:d="M14605 11485h524l1490-5080h526" svg:viewBox="0 0 2541 5081">
          <text:p/>
        </draw:connector>
        <draw:connector draw:style-name="gr4" draw:text-style-name="P8" draw:layer="layout" draw:type="lines" svg:x1="14.605cm" svg:y1="5.135cm" svg:x2="17.145cm" svg:y2="13.914cm" draw:start-shape="id15" draw:start-glue-point="1" draw:end-shape="id16" draw:end-glue-point="3" svg:d="M14605 5135h524l1490 8779h526" svg:viewBox="0 0 2541 8780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IPC: Shared Memory</text:p>
          </draw:text-box>
        </draw:frame>
        <draw:custom-shape draw:style-name="gr19" draw:text-style-name="P21" draw:layer="layout" svg:width="5.715cm" svg:height="1.905cm" draw:transform="rotate (1.5707963267949) translate (10.16cm 9.525cm)">
          <text:p text:style-name="P20">Virtual RAM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54cm" svg:height="1.905cm" svg:x="6.35cm" svg:y="11.43cm">
          <text:p text:style-name="P16"><text:span text:style-name="T4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5.08cm" svg:height="1.905cm" draw:transform="rotate (1.5707963267949) translate (10.16cm 15.24cm)">
          <text:p text:style-name="P20">Virtual RAM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1.43cm" svg:height="1.905cm" draw:transform="rotate (1.5707963267949) translate (14.605cm 15.24cm)">
          <text:p text:style-name="P20">Physical RAM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54cm" svg:height="1.905cm" svg:x="6.35cm" svg:y="5.08cm">
          <text:p text:style-name="P16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635cm" svg:height="2.651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2.651cm" svg:x="14.605cm" svg:y="12.5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635cm" svg:height="2.651cm" svg:x="11.43cm" svg:y="10.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2.651cm" svg:x="11.43cm" svg:y="3.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17" draw:id="id17" draw:layer="layout" svg:width="0.635cm" svg:height="1.381cm" svg:x="11.43cm" svg:y="6.9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19" draw:id="id19" draw:layer="layout" svg:width="0.635cm" svg:height="1.381cm" svg:x="11.43cm" svg:y="13.8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18" draw:id="id18" draw:layer="layout" svg:width="0.635cm" svg:height="1.381cm" svg:x="14.605cm" svg:y="10.684cm">
          <text:p/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12.065cm" svg:y1="7.675cm" svg:x2="14.605cm" svg:y2="11.374cm" draw:start-shape="id17" draw:start-glue-point="1" draw:end-shape="id18" draw:end-glue-point="3" svg:d="M12065 7675h1269v3699h1271" svg:viewBox="0 0 2541 3700">
          <text:p/>
        </draw:connector>
        <draw:connector draw:style-name="gr26" draw:text-style-name="P8" draw:layer="layout" svg:x1="12.065cm" svg:y1="14.549cm" svg:x2="14.605cm" svg:y2="11.374cm" draw:start-shape="id19" draw:start-glue-point="1" draw:end-shape="id18" draw:end-glue-point="3" svg:d="M12065 14549h1269v-3175h1271" svg:viewBox="0 0 2541 3176">
          <text:p/>
        </draw:connecto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IPC: Memory mapped files</text:p>
          </draw:text-box>
        </draw:frame>
        <draw:custom-shape draw:style-name="gr19" draw:text-style-name="P10" draw:layer="layout" svg:width="5.715cm" svg:height="1.905cm" draw:transform="rotate (1.5707963267949) translate (10.16cm 9.525cm)">
          <text:p text:style-name="P5">Virtual RAM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54cm" svg:height="1.905cm" svg:x="6.35cm" svg:y="11.43cm">
          <text:p text:style-name="P13"><text:span text:style-name="T4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5.08cm" svg:height="1.905cm" draw:transform="rotate (1.5707963267949) translate (10.16cm 15.24cm)">
          <text:p text:style-name="P5">Virtual RAM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43cm" svg:height="1.905cm" draw:transform="rotate (1.5707963267949) translate (14.605cm 15.24cm)">
          <text:p text:style-name="P5">Physical RAM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54cm" svg:height="1.905cm" svg:x="6.35cm" svg:y="5.08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635cm" svg:height="2.651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2.651cm" svg:x="14.605cm" svg:y="12.5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635cm" svg:height="2.651cm" svg:x="11.43cm" svg:y="10.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2.651cm" svg:x="11.43cm" svg:y="3.8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1.43cm" svg:height="1.905cm" draw:transform="rotate (1.5707963267949) translate (19.05cm 15.24cm)">
          <text:p text:style-name="P5">Secondary Storage</text:p>
          <draw:enhanced-geometry svg:viewBox="0 0 21600 21600" draw:type="rectangle" draw:enhanced-path="M 0 0 L 21600 0 21600 21600 0 21600 0 0 Z N"/>
        </draw:custom-shape>
        <draw:custom-shape draw:style-name="gr24" draw:text-style-name="P23" xml:id="id21" draw:id="id21" draw:layer="layout" svg:width="0.635cm" svg:height="1.381cm" svg:x="19.05cm" svg:y="8.1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20" draw:id="id20" draw:layer="layout" svg:width="0.635cm" svg:height="1.381cm" svg:x="11.43cm" svg:y="6.9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22" draw:id="id22" draw:layer="layout" svg:width="0.635cm" svg:height="1.381cm" svg:x="11.43cm" svg:y="13.859cm">
          <text:p/>
          <draw:enhanced-geometry svg:viewBox="0 0 21600 21600" draw:type="rectangle" draw:enhanced-path="M 0 0 L 21600 0 21600 21600 0 21600 0 0 Z N"/>
        </draw:custom-shape>
        <draw:connector draw:style-name="gr28" draw:text-style-name="P8" draw:layer="layout" draw:type="lines" draw:line-skew="4.556cm" svg:x1="12.065cm" svg:y1="7.675cm" svg:x2="19.05cm" svg:y2="8.834cm" draw:start-shape="id20" draw:start-glue-point="1" draw:end-shape="id21" draw:end-glue-point="3" svg:d="M12065 7675h5080l1379 1159h526" svg:viewBox="0 0 6986 1160">
          <text:p/>
        </draw:connector>
        <draw:connector draw:style-name="gr4" draw:text-style-name="P8" draw:layer="layout" draw:type="lines" draw:line-skew="4.556cm" svg:x1="12.065cm" svg:y1="14.549cm" svg:x2="19.05cm" svg:y2="8.834cm" draw:start-shape="id22" draw:start-glue-point="1" draw:end-shape="id21" draw:end-glue-point="3" svg:d="M12065 14549h5080l1379-5715h526" svg:viewBox="0 0 6986 5716">
          <text:p/>
        </draw:connector>
        <draw:custom-shape draw:style-name="gr24" draw:text-style-name="P23" xml:id="id23" draw:id="id23" draw:layer="layout" svg:width="0.635cm" svg:height="1.381cm" svg:x="14.605cm" svg:y="10.684cm">
          <text:p/>
          <draw:enhanced-geometry svg:viewBox="0 0 21600 21600" draw:type="rectangle" draw:enhanced-path="M 0 0 L 21600 0 21600 21600 0 21600 0 0 Z N"/>
        </draw:custom-shape>
        <draw:connector draw:style-name="gr29" draw:text-style-name="P8" draw:layer="layout" draw:type="lines" draw:line-skew="0.746cm" svg:x1="19.367cm" svg:y1="9.525cm" svg:x2="15.24cm" svg:y2="11.374cm" draw:start-shape="id21" draw:start-glue-point="2" draw:end-shape="id23" draw:end-glue-point="1" svg:d="M19367 9525v1270l-3603 579h-524" svg:viewBox="0 0 4128 1850">
          <text:p/>
        </draw:connecto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IPC: Pipes</text:p>
          </draw:text-box>
        </draw:frame>
        <draw:custom-shape draw:style-name="gr19" draw:text-style-name="P10" draw:layer="layout" svg:width="5.715cm" svg:height="1.905cm" draw:transform="rotate (1.5707963267949) translate (10.16cm 9.525cm)">
          <text:p text:style-name="P5">Virtual RAM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54cm" svg:height="1.905cm" svg:x="6.35cm" svg:y="11.43cm">
          <text:p text:style-name="P13"><text:span text:style-name="T4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5.08cm" svg:height="1.905cm" draw:transform="rotate (1.5707963267949) translate (10.16cm 15.24cm)">
          <text:p text:style-name="P5">Virtual RAM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43cm" svg:height="1.905cm" draw:transform="rotate (1.5707963267949) translate (15.875cm 15.24cm)">
          <text:p text:style-name="P5">Physical RAM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54cm" svg:height="1.905cm" svg:x="6.35cm" svg:y="5.08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9" draw:layer="layout" svg:width="0.635cm" svg:height="3.175cm" svg:x="15.875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635cm" svg:height="2.651cm" svg:x="15.875cm" svg:y="12.5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635cm" svg:height="3.175cm" svg:x="11.43cm" svg:y="10.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635cm" svg:height="3.175cm" svg:x="11.43cm" svg:y="3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xml:id="id27" draw:id="id27" draw:layer="layout" svg:width="0.635cm" svg:height="1.381cm" svg:x="11.43cm" svg:y="5.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26" draw:id="id26" draw:layer="layout" svg:width="0.635cm" svg:height="1.381cm" svg:x="11.43cm" svg:y="11.4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xml:id="id25" draw:id="id25" draw:layer="layout" svg:width="0.635cm" svg:height="1.381cm" svg:x="15.875cm" svg:y="13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24" draw:id="id24" draw:layer="layout" svg:width="0.635cm" svg:height="1.381cm" svg:x="15.875cm" svg:y="6.239cm">
          <text:p/>
          <draw:enhanced-geometry svg:viewBox="0 0 21600 21600" draw:type="rectangle" draw:enhanced-path="M 0 0 L 21600 0 21600 21600 0 21600 0 0 Z N"/>
        </draw:custom-shape>
        <draw:connector draw:style-name="gr33" draw:text-style-name="P8" draw:layer="layout" draw:type="curve" svg:x1="15.875cm" svg:y1="6.929cm" svg:x2="15.875cm" svg:y2="14.025cm" draw:start-shape="id24" draw:start-glue-point="3" draw:end-shape="id25" draw:end-glue-point="3" svg:d="M15875 6929c-789 0-789 7096 0 7096" svg:viewBox="0 0 593 7097">
          <text:p/>
        </draw:connector>
        <draw:connector draw:style-name="gr34" draw:text-style-name="P8" draw:layer="layout" draw:line-skew="0.636cm" svg:x1="12.065cm" svg:y1="12.12cm" svg:x2="15.875cm" svg:y2="6.929cm" draw:start-shape="id26" draw:start-glue-point="1" draw:end-shape="id24" draw:end-glue-point="3" svg:d="M12065 12120h2540v-5191h1270" svg:viewBox="0 0 3811 5192">
          <text:p/>
        </draw:connector>
        <draw:connector draw:style-name="gr35" draw:text-style-name="P8" draw:layer="layout" svg:x1="12.065cm" svg:y1="5.77cm" svg:x2="15.875cm" svg:y2="14.025cm" draw:start-shape="id27" draw:start-glue-point="1" draw:end-shape="id25" draw:end-glue-point="3" svg:d="M12065 5770h1904v8255h1906" svg:viewBox="0 0 3811 8256">
          <text:p/>
        </draw:connector>
        <draw:custom-shape draw:style-name="gr36" draw:text-style-name="P11" draw:layer="layout" svg:width="2.54cm" svg:height="1.905cm" svg:x="12.7cm" svg:y="8.89cm">
          <text:p text:style-name="P13"><text:span text:style-name="T4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5cm" svg:height="12.751cm" svg:x="1.5cm" svg:y="0.25cm" presentation:class="subtitle">
          <draw:text-box>
            <text:p>multiprocessing_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 presentation:user-transformed="true">
          <draw:text-box>
            <text:p>Process Pools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What if I have a large amount of work (&gt;&gt; number of cores available on my machine) ?</text:p>
                <text:list>
                  <text:list-item>
                    <text:p>It would slow down the operating system if it had to handle very large amount of processes</text:p>
                  </text:list-item>
                </text:list>
              </text:list-item>
              <text:list-item>
                <text:p>What if some work is much longer than some other ?</text:p>
                <text:list>
                  <text:list-item>
                    <text:p>Some processes could finish much faster and we would still have to wait for the long ones (=called the stragglers problem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3T1" presentation:use-date-time-name="dtd1">
        <office:forms form:automatic-focus="false" form:apply-design-mode="false"/>
        <draw:custom-shape draw:style-name="gr37" draw:text-style-name="P26" draw:layer="layout" svg:width="12.065cm" svg:height="6.985cm" svg:x="10.79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5cm" svg:height="2.75cm" svg:x="1.5cm" svg:y="0.25cm" presentation:class="title">
          <draw:text-box>
            <text:p>Process Pools</text:p>
          </draw:text-box>
        </draw:frame>
        <draw:custom-shape draw:style-name="gr38" draw:text-style-name="P17" draw:layer="layout" svg:width="3.81cm" svg:height="2.54cm" svg:x="1.905cm" svg:y="7.62cm">
          <text:p text:style-name="P16"><text:span text:style-name="T4">Mai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xml:id="id28" draw:id="id28" draw:layer="layout" svg:width="0.635cm" svg:height="0.635cm" svg:x="8.89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5.7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5.7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6.98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6.98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7.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8.2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8.2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9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9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10.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10.79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10.79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11.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12.0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0.635cm" svg:height="0.635cm" svg:x="8.89cm" svg:y="12.06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xml:id="id29" draw:id="id29" draw:layer="layout" svg:width="3.81cm" svg:height="1.905cm" svg:x="12.065cm" svg:y="5.08cm">
          <text:p text:style-name="P16"><text:span text:style-name="T4">Work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3.81cm" svg:height="1.905cm" svg:x="13.335cm" svg:y="7.62cm">
          <text:p text:style-name="P16"><text:span text:style-name="T4">Work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3.81cm" svg:height="1.905cm" svg:x="17.78cm" svg:y="7.62cm">
          <text:p text:style-name="P16"><text:span text:style-name="T4">Work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xml:id="id30" draw:id="id30" draw:layer="layout" svg:width="0.635cm" svg:height="0.635cm" svg:x="24.765cm" svg:y="5.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5.7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5.7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6.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6.9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6.9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7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8.25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8.25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8.8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9.5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10.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10.7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10.7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11.4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12.0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635cm" svg:height="0.635cm" svg:x="24.765cm" svg:y="12.065cm">
          <text:p/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9.525cm" svg:y1="5.397cm" svg:x2="12.065cm" svg:y2="6.033cm" draw:start-shape="id28" draw:start-glue-point="1" draw:end-shape="id29" draw:end-glue-point="6" svg:d="M9525 5397h1270v636h1270" svg:viewBox="0 0 2541 637">
          <text:p/>
        </draw:connector>
        <draw:connector draw:style-name="gr43" draw:text-style-name="P8" draw:layer="layout" svg:x1="15.875cm" svg:y1="6.033cm" svg:x2="24.765cm" svg:y2="5.397cm" draw:start-shape="id29" draw:start-glue-point="10" draw:end-shape="id30" draw:end-glue-point="3" svg:d="M15875 6033h4445v-636h4445" svg:viewBox="0 0 8891 637">
          <text:p/>
        </draw:connector>
        <draw:custom-shape draw:style-name="gr40" draw:text-style-name="P17" draw:layer="layout" svg:width="3.81cm" svg:height="1.905cm" svg:x="16.51cm" svg:y="5.08cm">
          <text:p text:style-name="P16"><text:span text:style-name="T4">Work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5.715cm" svg:height="1.26cm" svg:x="6.35cm" svg:y="13.023cm">
          <draw:text-box>
            <text:p text:style-name="P13">Todo list</text:p>
          </draw:text-box>
        </draw:frame>
        <draw:frame draw:style-name="gr17" draw:text-style-name="P12" draw:layer="layout" svg:width="5.715cm" svg:height="1.26cm" svg:x="22.225cm" svg:y="12.7cm">
          <draw:text-box>
            <text:p text:style-name="P13">Done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4" draw:text-style-name="P28" draw:layer="layout" svg:width="25cm" svg:height="12.751cm" svg:x="1.5cm" svg:y="0.25cm" presentation:class="subtitle">
          <draw:text-box>
            <text:p text:style-name="P27">process_pools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Threads to the rescue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2">
              <text:list-item>
                <text:p>Processes are very slow to start and communicate with</text:p>
              </text:list-item>
              <text:list-item>
                <text:p>They are therefore not appropriate when dealing with a lot of small tasks</text:p>
                <text:list>
                  <text:list-item>
                    <text:p>The best example being independent iterations of a for loop</text:p>
                    <text:p/>
                  </text:list-item>
                </text:list>
              </text:list-item>
              <text:list-item>
                <text:p>Threads are much more lightweigh alternative</text:p>
              </text:list-item>
              <text:list-item>
                <text:p>They completely share their memory!</text:p>
              </text:list-item>
              <text:list-item>
                <text:p>No need use any IPC methods (shared memory, pipes etc…)</text:p>
              </text:list-item>
              <text:list-item>
                <text:p>Sending an object to a <text:span text:style-name="T5">thread_pool</text:span><text:span text:style-name="T6"> is free!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Virtual Memory</text:p>
          </draw:text-box>
        </draw:frame>
        <draw:custom-shape draw:style-name="gr44" draw:text-style-name="P10" draw:layer="layout" svg:width="10.795cm" svg:height="1.905cm" draw:transform="rotate (1.5707963267949) translate (12.7cm 14.605cm)">
          <text:p text:style-name="P5">Virtual RAM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1.43cm" svg:height="1.905cm" draw:transform="rotate (1.5707963267949) translate (17.145cm 15.24cm)">
          <text:p text:style-name="P5">Physical RAM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54cm" svg:height="1.905cm" svg:x="3.175cm" svg:y="8.255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32" draw:id="id32" draw:layer="layout" svg:width="0.635cm" svg:height="2.651cm" svg:x="17.145cm" svg:y="12.5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31" draw:id="id31" draw:layer="layout" svg:width="0.635cm" svg:height="2.651cm" svg:x="13.97cm" svg:y="3.81cm">
          <text:p/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s" svg:x1="14.605cm" svg:y1="5.135cm" svg:x2="17.145cm" svg:y2="13.914cm" draw:start-shape="id31" draw:start-glue-point="1" draw:end-shape="id32" draw:end-glue-point="3" svg:d="M14605 5135h524l1490 8779h526" svg:viewBox="0 0 2541 8780">
          <text:p/>
        </draw:connector>
        <draw:custom-shape draw:style-name="gr45" draw:text-style-name="P6" draw:layer="layout" svg:width="3.81cm" svg:height="1.905cm" svg:x="7.62cm" svg:y="5.715cm">
          <text:p text:style-name="P5">Thread 1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3.81cm" svg:height="1.905cm" svg:x="7.62cm" svg:y="11.43cm">
          <text:p text:style-name="P5">Thread 2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Threads</text:p>
          </draw:text-box>
        </draw:frame>
        <draw:frame presentation:style-name="pr8" draw:text-style-name="P4" draw:layer="layout" svg:width="25cm" svg:height="9.75cm" svg:x="1.5cm" svg:y="4cm" presentation:class="subtitle">
          <draw:text-box>
            <text:p>multithreading_dem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_5f_" presentation:presentation-page-layout-name="AL2T32" presentation:use-date-time-name="dtd1">
        <office:forms form:automatic-focus="false" form:apply-design-mode="false"/>
        <draw:frame presentation:style-name="pr4" draw:text-style-name="P4" draw:layer="layout" svg:width="25cm" svg:height="12.751cm" svg:x="1.5cm" svg:y="0.25cm" presentation:class="subtitle">
          <draw:text-box>
            <text:p>Wait! Why would ever want to use Processes then 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_5f_" presentation:presentation-page-layout-name="AL1T0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Issue with Threads</text:p>
          </draw:text-box>
        </draw:frame>
        <draw:frame presentation:style-name="pr8" draw:text-style-name="P4" draw:layer="layout" svg:width="25cm" svg:height="9.75cm" svg:x="1.5cm" svg:y="4cm" presentation:class="subtitle">
          <draw:text-box>
            <text:p>thread_issu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The Evil GIL</text:p>
          </draw:text-box>
        </draw:frame>
        <draw:custom-shape draw:style-name="gr15" draw:text-style-name="P14" xml:id="id33" draw:id="id33" draw:layer="layout" svg:width="2.54cm" svg:height="1.905cm" svg:x="9.525cm" svg:y="4.445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34" draw:id="id34" draw:layer="layout" svg:width="2.54cm" svg:height="1.27cm" svg:x="6.985cm" svg:y="6.985cm">
          <text:p text:style-name="P13"><text:span text:style-name="T4">G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35" draw:id="id35" draw:layer="layout" svg:width="2.54cm" svg:height="1.27cm" svg:x="12.065cm" svg:y="6.985cm">
          <text:p text:style-name="P5"><text:span text:style-name="T3">Thread 1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xml:id="id36" draw:id="id36" draw:layer="layout" svg:width="2.54cm" svg:height="1.27cm" svg:x="15.24cm" svg:y="6.985cm">
          <text:p text:style-name="P5"><text:span text:style-name="T3">Thread 2</text:span></text:p>
          <draw:enhanced-geometry svg:viewBox="0 0 21600 21600" draw:type="rectangle" draw:enhanced-path="M 0 0 L 21600 0 21600 21600 0 21600 0 0 Z N"/>
        </draw:custom-shape>
        <draw:connector draw:style-name="gr48" draw:text-style-name="P8" draw:layer="layout" svg:x1="9.897cm" svg:y1="6.071cm" svg:x2="8.255cm" svg:y2="6.985cm" draw:start-shape="id33" draw:start-glue-point="7" draw:end-shape="id34" draw:end-glue-point="4" svg:d="M9897 6071v597h-1642v317" svg:viewBox="0 0 1643 915">
          <text:p/>
        </draw:connector>
        <draw:connector draw:style-name="gr49" draw:text-style-name="P8" draw:layer="layout" svg:x1="12.065cm" svg:y1="5.398cm" svg:x2="13.335cm" svg:y2="6.985cm" draw:start-shape="id33" draw:start-glue-point="10" draw:end-shape="id35" draw:end-glue-point="0" svg:d="M12065 5398h1270v1587" svg:viewBox="0 0 1271 1588">
          <text:p/>
        </draw:connector>
        <draw:connector draw:style-name="gr50" draw:text-style-name="P8" draw:layer="layout" svg:x1="12.065cm" svg:y1="5.398cm" svg:x2="16.51cm" svg:y2="6.985cm" draw:start-shape="id33" draw:start-glue-point="10" draw:end-shape="id36" draw:end-glue-point="0" svg:d="M12065 5398h4445v1587" svg:viewBox="0 0 4446 1588">
          <text:p/>
        </draw:connector>
        <draw:custom-shape draw:style-name="gr51" draw:text-style-name="P26" draw:layer="layout" svg:width="2.54cm" svg:height="0.635cm" svg:x="12.065cm" svg:y="8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2.065cm" svg:y="9.5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2.065cm" svg:y="10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5.24cm" svg:y="8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5.24cm" svg:y="9.5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5.24cm" svg:y="10.1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30" draw:layer="layout" svg:width="5.08cm" svg:height="1.733cm" svg:x="12.065cm" svg:y="12.872cm">
          <draw:text-box>
            <text:p text:style-name="P13"><text:span text:style-name="T7">Python instructions</text:span></text:p>
          </draw:text-box>
        </draw:frame>
        <draw:custom-shape draw:style-name="gr51" draw:text-style-name="P26" draw:layer="layout" svg:width="2.54cm" svg:height="0.635cm" svg:x="12.065cm" svg:y="10.7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2.065cm" svg:y="11.4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2.065cm" svg:y="12.0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5.24cm" svg:y="10.7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5.24cm" svg:y="11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5.24cm" svg:y="12.0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The Evil GIL</text:p>
          </draw:text-box>
        </draw:frame>
        <draw:custom-shape draw:style-name="gr15" draw:text-style-name="P14" xml:id="id37" draw:id="id37" draw:layer="layout" svg:width="2.54cm" svg:height="1.905cm" svg:x="7.62cm" svg:y="5.08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38" draw:id="id38" draw:layer="layout" svg:width="2.54cm" svg:height="1.27cm" svg:x="5.08cm" svg:y="7.62cm">
          <text:p text:style-name="P13"><text:span text:style-name="T4">G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39" draw:id="id39" draw:layer="layout" svg:width="2.54cm" svg:height="1.27cm" svg:x="10.16cm" svg:y="7.62cm">
          <text:p text:style-name="P5"><text:span text:style-name="T3">Thread 1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xml:id="id40" draw:id="id40" draw:layer="layout" svg:width="2.54cm" svg:height="1.27cm" svg:x="13.335cm" svg:y="7.62cm">
          <text:p text:style-name="P5"><text:span text:style-name="T3">Thread 2</text:span></text:p>
          <draw:enhanced-geometry svg:viewBox="0 0 21600 21600" draw:type="rectangle" draw:enhanced-path="M 0 0 L 21600 0 21600 21600 0 21600 0 0 Z N"/>
        </draw:custom-shape>
        <draw:connector draw:style-name="gr48" draw:text-style-name="P8" draw:layer="layout" svg:x1="7.992cm" svg:y1="6.706cm" svg:x2="6.35cm" svg:y2="7.62cm" draw:start-shape="id37" draw:start-glue-point="7" draw:end-shape="id38" draw:end-glue-point="4" svg:d="M7992 6706v597h-1642v317" svg:viewBox="0 0 1643 915">
          <text:p/>
        </draw:connector>
        <draw:connector draw:style-name="gr49" draw:text-style-name="P8" draw:layer="layout" svg:x1="10.16cm" svg:y1="6.033cm" svg:x2="11.43cm" svg:y2="7.62cm" draw:start-shape="id37" draw:start-glue-point="10" draw:end-shape="id39" draw:end-glue-point="0" svg:d="M10160 6033h1270v1587" svg:viewBox="0 0 1271 1588">
          <text:p/>
        </draw:connector>
        <draw:connector draw:style-name="gr50" draw:text-style-name="P8" draw:layer="layout" svg:x1="10.16cm" svg:y1="6.033cm" svg:x2="14.605cm" svg:y2="7.62cm" draw:start-shape="id37" draw:start-glue-point="10" draw:end-shape="id40" draw:end-glue-point="0" svg:d="M10160 6033h4445v1587" svg:viewBox="0 0 4446 1588">
          <text:p/>
        </draw:connector>
        <draw:custom-shape draw:style-name="gr51" draw:text-style-name="P26" draw:layer="layout" svg:width="2.54cm" svg:height="0.635cm" svg:x="10.16cm" svg:y="9.5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0.16cm" svg:y="10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9.5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30" draw:layer="layout" svg:width="5.08cm" svg:height="1.733cm" svg:x="10.16cm" svg:y="13.507cm">
          <draw:text-box>
            <text:p text:style-name="P13"><text:span text:style-name="T7">Python instructions</text:span></text:p>
          </draw:text-box>
        </draw:frame>
        <draw:custom-shape draw:style-name="gr51" draw:text-style-name="P26" draw:layer="layout" svg:width="2.54cm" svg:height="0.635cm" svg:x="10.16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12.0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32" draw:layer="layout" svg:width="2.54cm" svg:height="1.905cm" svg:x="10.16cm" svg:y="10.795cm">
          <text:p text:style-name="P31"><text:span text:style-name="T8">Numba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2.54cm" svg:height="1.905cm" svg:x="13.335cm" svg:y="10.16cm">
          <text:p text:style-name="P31"><text:span text:style-name="T8">Num</text:span><text:span text:style-name="T8">py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xml:id="id41" draw:id="id41" draw:layer="layout" svg:width="2.54cm" svg:height="1.27cm" svg:x="16.51cm" svg:y="7.62cm">
          <text:p text:style-name="P5"><text:span text:style-name="T3">Thread 2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svg:x1="10.16cm" svg:y1="6.033cm" svg:x2="17.78cm" svg:y2="7.62cm" draw:start-shape="id37" draw:start-glue-point="10" draw:end-shape="id41" draw:end-glue-point="0" svg:d="M10160 6033h7620v1587" svg:viewBox="0 0 7621 1588">
          <text:p/>
        </draw:connector>
        <draw:custom-shape draw:style-name="gr51" draw:text-style-name="P26" draw:layer="layout" svg:width="2.54cm" svg:height="0.635cm" svg:x="10.161cm" svg:y="9.5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6cm" svg:y="9.5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9.5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32" draw:layer="layout" svg:width="2.54cm" svg:height="1.905cm" svg:x="16.51cm" svg:y="10.16cm">
          <text:p text:style-name="P31"><text:span text:style-name="T8">Opening</text:span></text:p>
          <text:p text:style-name="P31"><text:span text:style-name="T8">file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2.54cm" svg:height="0.635cm" svg:x="16.51cm" svg:y="12.0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The Evil GIL</text:p>
          </draw:text-box>
        </draw:frame>
        <draw:custom-shape draw:style-name="gr15" draw:text-style-name="P14" xml:id="id42" draw:id="id42" draw:layer="layout" svg:width="2.54cm" svg:height="1.905cm" svg:x="10.16cm" svg:y="3.81cm">
          <text:p text:style-name="P13"><text:span text:style-name="T4">Program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43" draw:id="id43" draw:layer="layout" svg:width="2.54cm" svg:height="1.27cm" svg:x="6.985cm" svg:y="6.35cm">
          <text:p text:style-name="P13"><text:span text:style-name="T4">G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44" draw:id="id44" draw:layer="layout" svg:width="2.54cm" svg:height="1.27cm" svg:x="10.16cm" svg:y="7.62cm">
          <text:p text:style-name="P5"><text:span text:style-name="T3">Thread 1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xml:id="id47" draw:id="id47" draw:layer="layout" svg:width="2.54cm" svg:height="1.27cm" svg:x="13.335cm" svg:y="7.62cm">
          <text:p text:style-name="P5"><text:span text:style-name="T3">Thread 2</text:span></text:p>
          <draw:enhanced-geometry svg:viewBox="0 0 21600 21600" draw:type="rectangle" draw:enhanced-path="M 0 0 L 21600 0 21600 21600 0 21600 0 0 Z N"/>
        </draw:custom-shape>
        <draw:frame draw:style-name="gr17" draw:text-style-name="P30" draw:layer="layout" svg:width="5.08cm" svg:height="1.733cm" svg:x="10.16cm" svg:y="13.507cm">
          <draw:text-box>
            <text:p text:style-name="P13"><text:span text:style-name="T7">Python instructions</text:span></text:p>
          </draw:text-box>
        </draw:frame>
        <draw:custom-shape draw:style-name="gr47" draw:text-style-name="P6" xml:id="id50" draw:id="id50" draw:layer="layout" svg:width="2.54cm" svg:height="1.27cm" svg:x="16.51cm" svg:y="7.62cm">
          <text:p text:style-name="P5"><text:span text:style-name="T3">Thread 3</text:span></text:p>
          <draw:enhanced-geometry svg:viewBox="0 0 21600 21600" draw:type="rectangle" draw:enhanced-path="M 0 0 L 21600 0 21600 21600 0 21600 0 0 Z N"/>
        </draw:custom-shape>
        <draw:connector draw:style-name="gr54" draw:text-style-name="P8" draw:layer="layout" svg:x1="10.16cm" svg:y1="4.763cm" svg:x2="8.255cm" svg:y2="6.35cm" draw:start-shape="id42" draw:start-glue-point="6" draw:end-shape="id43" draw:end-glue-point="4" svg:d="M10160 4763h-1905v1587" svg:viewBox="0 0 1906 1588">
          <text:p/>
        </draw:connector>
        <draw:connector draw:style-name="gr55" draw:text-style-name="P8" draw:layer="layout" svg:x1="9.525cm" svg:y1="6.985cm" svg:x2="11.43cm" svg:y2="7.62cm" draw:start-shape="id43" draw:start-glue-point="10" draw:end-shape="id44" draw:end-glue-point="0" svg:d="M9525 6985h1905v635" svg:viewBox="0 0 1906 636">
          <text:p/>
        </draw:connector>
        <draw:custom-shape draw:style-name="gr51" draw:text-style-name="P26" draw:layer="layout" svg:width="2.54cm" svg:height="0.635cm" svg:x="10.16cm" svg:y="8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0.16cm" svg:y="9.52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0.16cm" svg:y="10.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8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9.5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10.1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0.16cm" svg:y="10.7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0.16cm" svg:y="11.42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0.16cm" svg:y="12.0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10.7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11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3.335cm" svg:y="12.0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8.8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9.5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10.16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10.7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11.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1" draw:text-style-name="P26" draw:layer="layout" svg:width="2.54cm" svg:height="0.635cm" svg:x="16.51cm" svg:y="12.0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6" draw:text-style-name="P29" xml:id="id46" draw:id="id46" draw:layer="layout" svg:width="2.54cm" svg:height="1.27cm" svg:x="12.7cm" svg:y="5.715cm">
          <text:p text:style-name="P13"><text:span text:style-name="T4">G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45" draw:id="id45" draw:layer="layout" svg:width="2.54cm" svg:height="1.905cm" svg:x="13.335cm" svg:y="3.175cm">
          <text:p text:style-name="P13"><text:span text:style-name="T4">Program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svg:x1="14.605cm" svg:y1="5.08cm" svg:x2="13.97cm" svg:y2="5.715cm" draw:start-shape="id45" draw:start-glue-point="8" draw:end-shape="id46" draw:end-glue-point="4" svg:d="M14605 5080v318h-635v317" svg:viewBox="0 0 636 636">
          <text:p/>
        </draw:connector>
        <draw:connector draw:style-name="gr57" draw:text-style-name="P8" draw:layer="layout" svg:x1="14.868cm" svg:y1="6.799cm" svg:x2="14.605cm" svg:y2="7.62cm" draw:start-shape="id46" draw:start-glue-point="9" draw:end-shape="id47" draw:end-glue-point="0" svg:d="M14868 6799v504h-263v317" svg:viewBox="0 0 264 822">
          <text:p/>
        </draw:connector>
        <draw:custom-shape draw:style-name="gr15" draw:text-style-name="P14" xml:id="id48" draw:id="id48" draw:layer="layout" svg:width="2.54cm" svg:height="1.905cm" svg:x="16.51cm" svg:y="3.81cm">
          <text:p text:style-name="P13"><text:span text:style-name="T4">Program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49" draw:id="id49" draw:layer="layout" svg:width="2.54cm" svg:height="1.27cm" svg:x="19.05cm" svg:y="5.715cm">
          <text:p text:style-name="P13"><text:span text:style-name="T4">G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8" draw:layer="layout" svg:x1="19.05cm" svg:y1="4.763cm" svg:x2="20.32cm" svg:y2="5.715cm" draw:start-shape="id48" draw:start-glue-point="10" draw:end-shape="id49" draw:end-glue-point="4" svg:d="M19050 4763h1270v952" svg:viewBox="0 0 1271 953">
          <text:p/>
        </draw:connector>
        <draw:connector draw:style-name="gr59" draw:text-style-name="P8" draw:layer="layout" svg:x1="20.32cm" svg:y1="6.985cm" svg:x2="19.05cm" svg:y2="8.255cm" draw:start-shape="id49" draw:start-glue-point="8" draw:end-shape="id50" svg:d="M20320 6985v1270h-1270" svg:viewBox="0 0 1271 1271">
          <text:p/>
        </draw:connecto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When to use which ?</text:p>
          </draw:text-box>
        </draw:frame>
        <draw:custom-shape draw:style-name="gr60" draw:text-style-name="P6" draw:layer="layout" svg:width="11.43cm" svg:height="4.445cm" svg:x="8.255cm" svg:y="4.445cm">
          <text:p text:style-name="P5"><text:span text:style-name="T9">My </text:span><text:span text:style-name="T9">code </text:span><text:span text:style-name="T9">consi</text:span><text:span text:style-name="T9">sts in </text:span><text:span text:style-name="T9">comp</text:span><text:span text:style-name="T9">ute</text:span></text:p>
          <text:p text:style-name="P5"><text:span text:style-name="T9">and </text:span><text:span text:style-name="T9">writte</text:span><text:span text:style-name="T9">n in </text:span><text:span text:style-name="T9">pytho</text:span><text:span text:style-name="T9">n</text:span></text:p>
          <text:p text:style-name="P5"><text:span text:style-name="T9">(no </text:span><text:span text:style-name="T9">num</text:span><text:span text:style-name="T9">ba/n</text:span><text:span text:style-name="T9">umpy</text:span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5.715cm" svg:height="3.175cm" svg:x="5.08cm" svg:y="10.795cm">
          <text:p text:style-name="P5"><text:span text:style-name="T9">Pro</text:span><text:span text:style-name="T9">cess</text:span><text:span text:style-name="T9">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5.715cm" svg:height="3.175cm" svg:x="17.145cm" svg:y="10.795cm">
          <text:p text:style-name="P5"><text:span text:style-name="T9">Threa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When to use which ?</text:p>
          </draw:text-box>
        </draw:frame>
        <draw:custom-shape draw:style-name="gr60" draw:text-style-name="P6" draw:layer="layout" svg:width="11.43cm" svg:height="4.445cm" svg:x="8.255cm" svg:y="4.445cm">
          <text:p text:style-name="P5"><text:span text:style-name="T9">My </text:span><text:span text:style-name="T9">cod</text:span><text:span text:style-name="T9">e </text:span><text:span text:style-name="T9">con</text:span><text:span text:style-name="T9">sist</text:span><text:span text:style-name="T9">s in </text:span><text:span text:style-name="T9">few </text:span><text:span text:style-name="T9">lon</text:span><text:span text:style-name="T9">g </text:span></text:p>
          <text:p text:style-name="P5"><text:span text:style-name="T9">Ru</text:span><text:span text:style-name="T9">nni</text:span><text:span text:style-name="T9">ng </text:span><text:span text:style-name="T9">fun</text:span><text:span text:style-name="T9">ctio</text:span><text:span text:style-name="T9">ns </text:span><text:span text:style-name="T9">writ</text:span><text:span text:style-name="T9">ten</text:span></text:p>
          <text:p text:style-name="P5"><text:span text:style-name="T9">In </text:span><text:span text:style-name="T9">nu</text:span><text:span text:style-name="T9">mb</text:span><text:span text:style-name="T9">a/n</text:span><text:span text:style-name="T9">um</text:span><text:span text:style-name="T9">py</text:span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5.715cm" svg:height="3.175cm" svg:x="5.08cm" svg:y="10.795cm">
          <text:p text:style-name="P5"><text:span text:style-name="T9">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draw:layer="layout" svg:width="5.715cm" svg:height="3.175cm" svg:x="17.145cm" svg:y="10.795cm">
          <text:p text:style-name="P5"><text:span text:style-name="T9">Threa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When to use which ?</text:p>
          </draw:text-box>
        </draw:frame>
        <draw:custom-shape draw:style-name="gr60" draw:text-style-name="P6" draw:layer="layout" svg:width="11.43cm" svg:height="4.445cm" svg:x="8.255cm" svg:y="4.445cm">
          <text:p text:style-name="P5"><text:span text:style-name="T9">My code consists in many <text:s/></text:span></text:p>
          <text:p text:style-name="P5"><text:span text:style-name="T9">Short functions written</text:span></text:p>
          <text:p text:style-name="P5"><text:span text:style-name="T9">In numba/numpy</text:span></text:p>
          <draw:enhanced-geometry svg:viewBox="0 0 21600 21600" draw:type="rectangle" draw:enhanced-path="M 0 0 L 21600 0 21600 21600 0 21600 0 0 Z N"/>
        </draw:custom-shape>
        <draw:custom-shape draw:style-name="gr62" draw:text-style-name="P34" draw:layer="layout" svg:width="5.715cm" svg:height="3.175cm" svg:x="5.08cm" svg:y="10.795cm">
          <text:p text:style-name="P5"><text:span text:style-name="T9">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draw:layer="layout" svg:width="5.715cm" svg:height="3.175cm" svg:x="17.145cm" svg:y="10.795cm">
          <text:p text:style-name="P5"><text:span text:style-name="T9">Threa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_5f_" presentation:presentation-page-layout-name="AL3T1" presentation:use-date-time-name="dtd1">
        <office:forms form:automatic-focus="false" form:apply-design-mode="false"/>
        <draw:frame presentation:style-name="pr6" draw:layer="layout" svg:width="25cm" svg:height="2.75cm" svg:x="1.5cm" svg:y="0.25cm" presentation:class="title">
          <draw:text-box>
            <text:p>When to use which ?</text:p>
          </draw:text-box>
        </draw:frame>
        <draw:custom-shape draw:style-name="gr60" draw:text-style-name="P6" draw:layer="layout" svg:width="11.43cm" svg:height="4.445cm" svg:x="8.255cm" svg:y="4.445cm">
          <text:p text:style-name="P5"><text:span text:style-name="T9">My </text:span><text:span text:style-name="T9">cod</text:span><text:span text:style-name="T9">e </text:span><text:span text:style-name="T9">nee</text:span><text:span text:style-name="T9">d </text:span><text:span text:style-name="T9">to </text:span><text:span text:style-name="T9">ope</text:span><text:span text:style-name="T9">n </text:span><text:span text:style-name="T9">ma</text:span><text:span text:style-name="T9">ny</text:span></text:p>
          <text:p text:style-name="P5"><text:span text:style-name="T9">Ext</text:span><text:span text:style-name="T9">ern</text:span><text:span text:style-name="T9">al </text:span><text:span text:style-name="T9">obj</text:span><text:span text:style-name="T9">ect</text:span><text:span text:style-name="T9">s </text:span><text:span text:style-name="T9">(file</text:span><text:span text:style-name="T9">s, </text:span><text:span text:style-name="T9">we</text:span><text:span text:style-name="T9">b</text:span></text:p>
          <text:p text:style-name="P5"><text:span text:style-name="T9">Pag</text:span><text:span text:style-name="T9">es) </text:span></text:p>
          <draw:enhanced-geometry svg:viewBox="0 0 21600 21600" draw:type="rectangle" draw:enhanced-path="M 0 0 L 21600 0 21600 21600 0 21600 0 0 Z N"/>
        </draw:custom-shape>
        <draw:custom-shape draw:style-name="gr61" draw:text-style-name="P33" draw:layer="layout" svg:width="5.715cm" svg:height="3.175cm" svg:x="5.08cm" svg:y="10.795cm">
          <text:p text:style-name="P5"><text:span text:style-name="T9">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3" draw:layer="layout" svg:width="5.715cm" svg:height="3.175cm" svg:x="17.145cm" svg:y="10.795cm">
          <text:p text:style-name="P5"><text:span text:style-name="T9">Threa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Negra" style:font-pitch="variable"/>
    <style:font-face style:name="Noto Sans4" svg:font-family="'Noto Sans'" style:font-adornments="Ligera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7 20 13" svg:d="M0 20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39:43.653438094</meta:creation-date>
    <meta:editing-duration>P1DT7H20M9S</meta:editing-duration>
    <meta:editing-cycles>17</meta:editing-cycles>
    <meta:generator>LibreOffice/7.4.3.2$Linux_X86_64 LibreOffice_project/40$Build-2</meta:generator>
    <dc:title>Vivid</dc:title>
    <dc:date>2023-01-13T13:42:06.641692912</dc:date>
    <meta:document-statistic meta:object-count="411"/>
  </office:meta>
</office:document-meta>
</file>